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1cm"/>
    </style:style>
    <style:style style:name="co3" style:family="table-column">
      <style:table-column-properties fo:break-before="auto" style:column-width="2.3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transparent"/>
    </style:style>
    <style:style style:name="ce3" style:family="table-cell" style:parent-style-name="Default">
      <style:text-properties fo:color="#008000"/>
    </style:style>
    <style:style style:name="ce4" style:family="table-cell" style:parent-style-name="Default">
      <style:table-cell-properties fo:background-color="transparent"/>
      <style:text-properties fo:color="#008000"/>
    </style:style>
    <style:style style:name="ce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3"/>
        <table:table-column table:style-name="co1" table:number-columns-repeated="1021" table:default-cell-style-name="Default"/>
        <table:table-row table:style-name="ro2">
          <table:table-cell table:style-name="Default" office:value-type="string">
            <text:p>Crowder volume</text:p>
          </table:table-cell>
          <table:table-cell table:style-name="Default" office:value-type="float" office:value="12770">
            <text:p>12770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office:value-type="string">
            <text:p>Packing fractio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1014"/>
        </table:table-row>
        <table:table-row table:style-name="ro2">
          <table:table-cell table:style-name="Default" office:value-type="float" office:value="0.05">
            <text:p>0.05</text:p>
          </table:table-cell>
          <table:table-cell table:formula="of:=POWER(([.B$3]*[.$B$1])/[.$A4];1/3)" office:value-type="float" office:value="91.5055387969639">
            <text:p>91.51</text:p>
          </table:table-cell>
          <table:table-cell table:formula="of:=POWER(([.C$3]*[.$B$1])/[.$A4];1/3)" office:value-type="float" office:value="108.491812756892">
            <text:p>108.49</text:p>
          </table:table-cell>
          <table:table-cell table:style-name="ce3" table:formula="of:=POWER(([.D$3]*[.$B$1])/[.$A4];1/3)" office:value-type="float" office:value="136.691118633662">
            <text:p>136.69</text:p>
          </table:table-cell>
          <table:table-cell table:style-name="ce3" table:formula="of:=POWER(([.E$3]*[.$B$1])/[.$A4];1/3)" office:value-type="float" office:value="156.4722703305">
            <text:p>156.47</text:p>
          </table:table-cell>
          <table:table-cell table:style-name="ce3" table:formula="of:=POWER(([.F$3]*[.$B$1])/[.$A4];1/3)" office:value-type="float" office:value="172.220017700228">
            <text:p>172.22</text:p>
          </table:table-cell>
          <table:table-cell table:style-name="ce3" table:formula="of:=POWER(([.G$3]*[.$B$1])/[.$A4];1/3)" office:value-type="float" office:value="185.518390225638">
            <text:p>185.52</text:p>
          </table:table-cell>
          <table:table-cell table:formula="of:=POWER(([.H$3]*[.$B$1])/[.$A4];1/3)" office:value-type="float" office:value="197.142707114238">
            <text:p>197.14</text:p>
          </table:table-cell>
          <table:table-cell table:formula="of:=POWER(([.I$3]*[.$B$1])/[.$A4];1/3)" office:value-type="float" office:value="216.983625513784">
            <text:p>216.98</text:p>
          </table:table-cell>
          <table:table-cell table:formula="of:=POWER(([.J$3]*[.$B$1])/[.$A4];1/3)" office:value-type="float" office:value="248.384246526488">
            <text:p>248.38</text:p>
          </table:table-cell>
          <table:table-cell table:number-columns-repeated="1014"/>
        </table:table-row>
        <table:table-row table:style-name="ro2">
          <table:table-cell office:value-type="float" office:value="0.1">
            <text:p>0.10</text:p>
          </table:table-cell>
          <table:table-cell table:formula="of:=POWER(([.B$3]*[.$B$1])/[.$A5];1/3)" office:value-type="float" office:value="72.6279942736087">
            <text:p>72.63</text:p>
          </table:table-cell>
          <table:table-cell table:formula="of:=POWER(([.C$3]*[.$B$1])/[.$A5];1/3)" office:value-type="float" office:value="86.1100088501138">
            <text:p>86.11</text:p>
          </table:table-cell>
          <table:table-cell table:style-name="ce3" table:formula="of:=POWER(([.D$3]*[.$B$1])/[.$A5];1/3)" office:value-type="float" office:value="108.491812756892">
            <text:p>108.49</text:p>
          </table:table-cell>
          <table:table-cell table:style-name="ce3" table:formula="of:=POWER(([.E$3]*[.$B$1])/[.$A5];1/3)" office:value-type="float" office:value="124.192123263244">
            <text:p>124.19</text:p>
          </table:table-cell>
          <table:table-cell table:style-name="ce3" table:formula="of:=POWER(([.F$3]*[.$B$1])/[.$A5];1/3)" office:value-type="float" office:value="136.691118633662">
            <text:p>136.69</text:p>
          </table:table-cell>
          <table:table-cell table:style-name="ce3" table:formula="of:=POWER(([.G$3]*[.$B$1])/[.$A5];1/3)" office:value-type="float" office:value="147.246043901812">
            <text:p>147.25</text:p>
          </table:table-cell>
          <table:table-cell table:formula="of:=POWER(([.H$3]*[.$B$1])/[.$A5];1/3)" office:value-type="float" office:value="156.4722703305">
            <text:p>156.47</text:p>
          </table:table-cell>
          <table:table-cell table:formula="of:=POWER(([.I$3]*[.$B$1])/[.$A5];1/3)" office:value-type="float" office:value="172.220017700228">
            <text:p>172.22</text:p>
          </table:table-cell>
          <table:table-cell table:formula="of:=POWER(([.J$3]*[.$B$1])/[.$A5];1/3)" office:value-type="float" office:value="197.142707114238">
            <text:p>197.14</text:p>
          </table:table-cell>
          <table:table-cell table:number-columns-repeated="1014"/>
        </table:table-row>
        <table:table-row table:style-name="ro2" table:visibility="collapse">
          <table:table-cell office:value-type="float" office:value="0.15">
            <text:p>0.15</text:p>
          </table:table-cell>
          <table:table-cell table:formula="of:=POWER(([.B$3]*[.$B$1])/[.$A6];1/3)" office:value-type="float" office:value="63.4463969904044">
            <text:p>63.45</text:p>
          </table:table-cell>
          <table:table-cell table:formula="of:=POWER(([.C$3]*[.$B$1])/[.$A6];1/3)" office:value-type="float" office:value="75.2240215497293">
            <text:p>75.22</text:p>
          </table:table-cell>
          <table:table-cell table:formula="of:=POWER(([.D$3]*[.$B$1])/[.$A6];1/3)" office:value-type="float" office:value="94.7763282082494">
            <text:p>94.78</text:p>
          </table:table-cell>
          <table:table-cell table:formula="of:=POWER(([.E$3]*[.$B$1])/[.$A6];1/3)" office:value-type="float" office:value="108.491812756892">
            <text:p>108.49</text:p>
          </table:table-cell>
          <table:table-cell table:formula="of:=POWER(([.F$3]*[.$B$1])/[.$A6];1/3)" office:value-type="float" office:value="119.410690941319">
            <text:p>119.41</text:p>
          </table:table-cell>
          <table:table-cell table:formula="of:=POWER(([.G$3]*[.$B$1])/[.$A6];1/3)" office:value-type="float" office:value="128.631267462327">
            <text:p>128.63</text:p>
          </table:table-cell>
          <table:table-cell table:formula="of:=POWER(([.H$3]*[.$B$1])/[.$A6];1/3)" office:value-type="float" office:value="136.691118633662">
            <text:p>136.69</text:p>
          </table:table-cell>
          <table:table-cell table:formula="of:=POWER(([.I$3]*[.$B$1])/[.$A6];1/3)" office:value-type="float" office:value="150.448043099459">
            <text:p>150.45</text:p>
          </table:table-cell>
          <table:table-cell table:formula="of:=POWER(([.J$3]*[.$B$1])/[.$A6];1/3)" office:value-type="float" office:value="172.220017700228">
            <text:p>172.22</text:p>
          </table:table-cell>
          <table:table-cell table:number-columns-repeated="1014"/>
        </table:table-row>
        <table:table-row table:style-name="ro2">
          <table:table-cell office:value-type="float" office:value="0.2">
            <text:p>0.20</text:p>
          </table:table-cell>
          <table:table-cell table:formula="of:=POWER(([.B$3]*[.$B$1])/[.$A7];1/3)" office:value-type="float" office:value="57.6448772561334">
            <text:p>57.64</text:p>
          </table:table-cell>
          <table:table-cell table:formula="of:=POWER(([.C$3]*[.$B$1])/[.$A7];1/3)" office:value-type="float" office:value="68.3455593168308">
            <text:p>68.35</text:p>
          </table:table-cell>
          <table:table-cell table:style-name="ce3" table:formula="of:=POWER(([.D$3]*[.$B$1])/[.$A7];1/3)" office:value-type="float" office:value="86.1100088501138">
            <text:p>86.11</text:p>
          </table:table-cell>
          <table:table-cell table:style-name="ce3" table:formula="of:=POWER(([.E$3]*[.$B$1])/[.$A7];1/3)" office:value-type="float" office:value="98.5713535571188">
            <text:p>98.57</text:p>
          </table:table-cell>
          <table:table-cell table:style-name="ce3" table:formula="of:=POWER(([.F$3]*[.$B$1])/[.$A7];1/3)" office:value-type="float" office:value="108.491812756892">
            <text:p>108.49</text:p>
          </table:table-cell>
          <table:table-cell table:style-name="ce3" table:formula="of:=POWER(([.G$3]*[.$B$1])/[.$A7];1/3)" office:value-type="float" office:value="116.869262493946">
            <text:p>116.87</text:p>
          </table:table-cell>
          <table:table-cell table:formula="of:=POWER(([.H$3]*[.$B$1])/[.$A7];1/3)" office:value-type="float" office:value="124.192123263244">
            <text:p>124.19</text:p>
          </table:table-cell>
          <table:table-cell table:formula="of:=POWER(([.I$3]*[.$B$1])/[.$A7];1/3)" office:value-type="float" office:value="136.691118633662">
            <text:p>136.69</text:p>
          </table:table-cell>
          <table:table-cell table:formula="of:=POWER(([.J$3]*[.$B$1])/[.$A7];1/3)" office:value-type="float" office:value="156.4722703305">
            <text:p>156.47</text:p>
          </table:table-cell>
          <table:table-cell table:number-columns-repeated="1014"/>
        </table:table-row>
        <table:table-row table:style-name="ro2" table:visibility="collapse">
          <table:table-cell office:value-type="float" office:value="0.25">
            <text:p>0.25</text:p>
          </table:table-cell>
          <table:table-cell table:formula="of:=POWER(([.B$3]*[.$B$1])/[.$A8];1/3)" office:value-type="float" office:value="53.5127637174096">
            <text:p>53.51</text:p>
          </table:table-cell>
          <table:table-cell table:formula="of:=POWER(([.C$3]*[.$B$1])/[.$A8];1/3)" office:value-type="float" office:value="63.4463969904044">
            <text:p>63.45</text:p>
          </table:table-cell>
          <table:table-cell table:style-name="ce3" table:formula="of:=POWER(([.D$3]*[.$B$1])/[.$A8];1/3)" office:value-type="float" office:value="79.9374511081972">
            <text:p>79.94</text:p>
          </table:table-cell>
          <table:table-cell table:style-name="ce3" table:formula="of:=POWER(([.E$3]*[.$B$1])/[.$A8];1/3)" office:value-type="float" office:value="91.5055387969639">
            <text:p>91.51</text:p>
          </table:table-cell>
          <table:table-cell table:style-name="ce3" table:formula="of:=POWER(([.F$3]*[.$B$1])/[.$A8];1/3)" office:value-type="float" office:value="100.71487732616">
            <text:p>100.71</text:p>
          </table:table-cell>
          <table:table-cell table:style-name="ce3" table:formula="of:=POWER(([.G$3]*[.$B$1])/[.$A8];1/3)" office:value-type="float" office:value="108.491812756892">
            <text:p>108.49</text:p>
          </table:table-cell>
          <table:table-cell table:formula="of:=POWER(([.H$3]*[.$B$1])/[.$A8];1/3)" office:value-type="float" office:value="115.289754512267">
            <text:p>115.29</text:p>
          </table:table-cell>
          <table:table-cell table:formula="of:=POWER(([.I$3]*[.$B$1])/[.$A8];1/3)" office:value-type="float" office:value="126.892793980809">
            <text:p>126.89</text:p>
          </table:table-cell>
          <table:table-cell table:formula="of:=POWER(([.J$3]*[.$B$1])/[.$A8];1/3)" office:value-type="float" office:value="145.255988547217">
            <text:p>145.26</text:p>
          </table:table-cell>
          <table:table-cell table:number-columns-repeated="1014"/>
        </table:table-row>
        <table:table-row table:style-name="ro2">
          <table:table-cell table:style-name="ce2" office:value-type="float" office:value="0.25">
            <text:p>0.25</text:p>
          </table:table-cell>
          <table:table-cell table:style-name="ce4" table:formula="of:=POWER(([.B$3]*[.$B$1])/[.$A9];1/3)" office:value-type="float" office:value="53.5127637174096">
            <text:p>53.51</text:p>
          </table:table-cell>
          <table:table-cell table:style-name="ce4" table:formula="of:=POWER(([.C$3]*[.$B$1])/[.$A9];1/3)" office:value-type="float" office:value="63.4463969904044">
            <text:p>63.45</text:p>
          </table:table-cell>
          <table:table-cell table:style-name="ce4" table:formula="of:=POWER(([.D$3]*[.$B$1])/[.$A9];1/3)" office:value-type="float" office:value="79.9374511081972">
            <text:p>79.94</text:p>
          </table:table-cell>
          <table:table-cell table:style-name="ce4" table:formula="of:=POWER(([.E$3]*[.$B$1])/[.$A9];1/3)" office:value-type="float" office:value="91.5055387969639">
            <text:p>91.51</text:p>
          </table:table-cell>
          <table:table-cell table:style-name="ce4" table:formula="of:=POWER(([.F$3]*[.$B$1])/[.$A9];1/3)" office:value-type="float" office:value="100.71487732616">
            <text:p>100.71</text:p>
          </table:table-cell>
          <table:table-cell table:style-name="ce4" table:formula="of:=POWER(([.G$3]*[.$B$1])/[.$A9];1/3)" office:value-type="float" office:value="108.491812756892">
            <text:p>108.49</text:p>
          </table:table-cell>
          <table:table-cell table:style-name="ce5" table:formula="of:=POWER(([.H$3]*[.$B$1])/[.$A9];1/3)" office:value-type="float" office:value="115.289754512267">
            <text:p>115.29</text:p>
          </table:table-cell>
          <table:table-cell table:style-name="ce5" table:formula="of:=POWER(([.I$3]*[.$B$1])/[.$A9];1/3)" office:value-type="float" office:value="126.892793980809">
            <text:p>126.89</text:p>
          </table:table-cell>
          <table:table-cell table:style-name="ce5" table:formula="of:=POWER(([.J$3]*[.$B$1])/[.$A9];1/3)" office:value-type="float" office:value="145.255988547217">
            <text:p>145.26</text:p>
          </table:table-cell>
          <table:table-cell table:style-name="ce5" table:number-columns-repeated="1014"/>
        </table:table-row>
        <table:table-row table:style-name="ro2">
          <table:table-cell office:value-type="float" office:value="0.3">
            <text:p>0.30</text:p>
          </table:table-cell>
          <table:table-cell table:formula="of:=POWER(([.B$3]*[.$B$1])/[.$A10];1/3)" office:value-type="float" office:value="50.3574386630799">
            <text:p>50.36</text:p>
          </table:table-cell>
          <table:table-cell table:formula="of:=POWER(([.C$3]*[.$B$1])/[.$A10];1/3)" office:value-type="float" office:value="59.7053454706594">
            <text:p>59.71</text:p>
          </table:table-cell>
          <table:table-cell table:style-name="ce3" table:formula="of:=POWER(([.D$3]*[.$B$1])/[.$A10];1/3)" office:value-type="float" office:value="75.2240215497293">
            <text:p>75.22</text:p>
          </table:table-cell>
          <table:table-cell table:style-name="ce3" table:formula="of:=POWER(([.E$3]*[.$B$1])/[.$A10];1/3)" office:value-type="float" office:value="86.1100088501138">
            <text:p>86.11</text:p>
          </table:table-cell>
          <table:table-cell table:style-name="ce3" table:formula="of:=POWER(([.F$3]*[.$B$1])/[.$A10];1/3)" office:value-type="float" office:value="94.7763282082494">
            <text:p>94.78</text:p>
          </table:table-cell>
          <table:table-cell table:style-name="ce3" table:formula="of:=POWER(([.G$3]*[.$B$1])/[.$A10];1/3)" office:value-type="float" office:value="102.09470464285">
            <text:p>102.09</text:p>
          </table:table-cell>
          <table:table-cell table:formula="of:=POWER(([.H$3]*[.$B$1])/[.$A10];1/3)" office:value-type="float" office:value="108.491812756892">
            <text:p>108.49</text:p>
          </table:table-cell>
          <table:table-cell table:formula="of:=POWER(([.I$3]*[.$B$1])/[.$A10];1/3)" office:value-type="float" office:value="119.410690941319">
            <text:p>119.41</text:p>
          </table:table-cell>
          <table:table-cell table:formula="of:=POWER(([.J$3]*[.$B$1])/[.$A10];1/3)" office:value-type="float" office:value="136.691118633662">
            <text:p>136.69</text:p>
          </table:table-cell>
          <table:table-cell table:number-columns-repeated="1014"/>
        </table:table-row>
        <table:table-row table:style-name="ro2" table:visibility="collapse">
          <table:table-cell office:value-type="float" office:value="0.35">
            <text:p>0.35</text:p>
          </table:table-cell>
          <table:table-cell table:style-name="ce1"/>
          <table:table-cell table:style-name="Default" table:formula="of:=POWER(([.C$3]*[.$B$1])/[.$A11];1/3)" office:value-type="float" office:value="56.7149585588627">
            <text:p>56.71</text:p>
          </table:table-cell>
          <table:table-cell table:formula="of:=POWER(([.D$3]*[.$B$1])/[.$A11];1/3)" office:value-type="float" office:value="71.4563701322265">
            <text:p>71.46</text:p>
          </table:table-cell>
          <table:table-cell table:formula="of:=POWER(([.E$3]*[.$B$1])/[.$A11];1/3)" office:value-type="float" office:value="81.7971246115222">
            <text:p>81.80</text:p>
          </table:table-cell>
          <table:table-cell table:formula="of:=POWER(([.F$3]*[.$B$1])/[.$A11];1/3)" office:value-type="float" office:value="90.0293848786715">
            <text:p>90.03</text:p>
          </table:table-cell>
          <table:table-cell table:formula="of:=POWER(([.G$3]*[.$B$1])/[.$A11];1/3)" office:value-type="float" office:value="96.9812149524209">
            <text:p>96.98</text:p>
          </table:table-cell>
          <table:table-cell table:formula="of:=POWER(([.H$3]*[.$B$1])/[.$A11];1/3)" office:value-type="float" office:value="103.057919118931">
            <text:p>103.06</text:p>
          </table:table-cell>
          <table:table-cell table:formula="of:=POWER(([.I$3]*[.$B$1])/[.$A11];1/3)" office:value-type="float" office:value="113.429917117725">
            <text:p>113.43</text:p>
          </table:table-cell>
          <table:table-cell table:formula="of:=POWER(([.J$3]*[.$B$1])/[.$A11];1/3)" office:value-type="float" office:value="129.844841656304">
            <text:p>129.84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2010/12/21</text:date>, <text:time>15:4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9T11:33:36</meta:creation-date>
    <dc:date>2010-12-21T15:45:14</dc:date>
    <meta:editing-duration>PT101H53M28S</meta:editing-duration>
    <meta:editing-cycles>10</meta:editing-cycles>
    <meta:generator>OpenOffice.org/3.2$Unix OpenOffice.org_project/320m12$Build-9483</meta:generator>
    <dc:creator>Ian Tunbridge</dc:creator>
    <meta:document-statistic meta:table-count="3" meta:cell-count="91" meta:object-count="0"/>
  </office:meta>
</office:document-meta>
</file>